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dfdf" officeooo:paragraph-rsid="001fdfd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1pt" fo:font-weight="bold" style:font-size-asian="21pt" style:font-weight-asian="bold" style:font-size-complex="2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0"/><text:span text:style-name="T2"><text:s/>Email notification in laravel</text:span></text:p>
      <text:p text:style-name="P1"/>
      <text:p text:style-name="P1"/>
      <text:p text:style-name="P1"/>
      <text:p text:style-name="P1">https://medium.com/@maitrikt1998/email-notification-in-laravel-11-c9dde5329d3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17:36:23.527813118</meta:creation-date>
    <dc:date>2024-09-23T17:37:07.168090310</dc:date>
    <meta:editing-duration>PT44S</meta:editing-duration>
    <meta:editing-cycles>1</meta:editing-cycles>
    <meta:document-statistic meta:table-count="0" meta:image-count="0" meta:object-count="0" meta:page-count="1" meta:paragraph-count="2" meta:word-count="5" meta:character-count="138" meta:non-whitespace-character-count="104"/>
    <meta:generator>LibreOffice/7.3.7.2$Linux_X86_64 LibreOffice_project/30$Build-2</meta:generator>
  </office:meta>
</office:document-meta>
</file>